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Fait 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« ... ces taudis hideux</text:p>
            <text:p>ont enfin disparu ...</text:p>
            <text:p>Place au futur ! »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« ... beaucoup mieux en blanc...</text:p>
            <text:p>maintenant, traversez la rue,</text:p>
            <text:p>vous trouverez du travail  ! »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bon matin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mson Sanchouz de la Manch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el ! C’est l’heure de la répétition du matin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ez ! En place, et en vitesse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n, bon... Poursuivons !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Bravo, bravo !</text:p>
            <text:p> Ça fait bien longtemps qu’on a </text:p>
            <text:p>pas eu un concert de ce genre </text:p>
            <text:p>à Belleville-la-Neuve !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Enfin, " la Neuve ",</text:p>
            <text:p>pas tout à fait... Vous êtes ici </text:p>
            <text:p>dans le quartier des Vanupiés, </text:p>
            <text:p>le cœur historique de Belleville !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C’est notre repaire à nous, </text:p>
            <text:p>le cabaret des Sanchouz </text:p>
            <text:p>de la Mancha !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Dalida, trapéziste et</text:p>
            <text:p>équilibriste avant-gardiste !</text:p>
            <text:p>Sans doute le meilleur</text:p>
            <text:p>spectacle de la semaine...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Véronique Sanchouz </text:p>
            <text:p>de la Mancha,</text:p>
            <text:p> une voyante extra-lucide... </text:p>
            <text:p>et ultra-putride !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Le célèbre fakir Ravi Sanchouz.</text:p>
            <text:p>Il ne manque pas de piquant !</text:p>
            <text:p>Sans doute le meilleur</text:p>
            <text:p>spectacle de la semaine...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Yula Sanchouz, le </text:p>
            <text:p>transformiste avant-gardiste !</text:p>
            <text:p>Sans doute le meilleur spectacle</text:p>
            <text:p>de la semaine..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… et Dédé le technicien ! </text:p>
            <text:p>Sans doute le meilleur technicien </text:p>
            <text:p>de la semaine..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moi? Je suis Sancho</text:p>
            <text:p>Sanchouz de la Mancha,</text:p>
            <text:p>Prestidigitateur ... 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t jongleur !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« Toute la ville vit en pleine </text:p>
            <text:p>paix publicitaire, sauf ce </text:p>
            <text:p>quartier dissident qui refuse </text:p>
            <text:p>encore notre monde de rêve..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Mitchell, je ne tolérerai pas </text:p>
            <text:p>plus longtemps l’échec de </text:p>
            <text:p>vos idées fumeuses ! »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« Justement, j’ai eu une idée</text:p>
            <text:p>révolutionnaire à ce sujet... 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 paillasson publicitaire !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Chaussures ! et ne traîne pas dans </text:p>
            <text:p>le coin, c'est dangereux, je prépare </text:p>
            <text:p>un méga feu d'artifice pour la </text:p>
            <text:p>fin du spectacle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et maintenant, dans son inimmitable</text:p>
            <text:p>numéro de claquettes,</text:p>
            <text:p>le Fakir Ravi Sans Shoes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Ah, tu tombes bien ! </text:p>
            <text:p>Vas donc distribuer ces friandises</text:p>
            <text:p>pendant l'entracte 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Mesdames et Messieurs,</text:p>
            <text:p>il est temps de profiter d'une</text:p>
            <text:p>pause bien méritée ! 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5:15:17.220165406</meta:creation-date>
    <dc:date>2022-09-22T17:20:40.168382271</dc:date>
    <meta:editing-duration>PT1H45M2S</meta:editing-duration>
    <meta:editing-cycles>1</meta:editing-cycles>
    <meta:document-statistic meta:table-count="1" meta:cell-count="38" meta:object-count="0"/>
    <meta:generator>LibreOffice/7.0.4.2$Linux_X86_64 LibreOffice_project/00$Build-2</meta:generator>
    <meta:user-defined meta:name="qrichtext">1</meta:user-defined>
  </office:meta>
</office:document-meta>
</file>